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1">10.<text:s/></text:span><text:span text:style-name="T72">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ь жанров, т.е. среднее значение от того, сколько раз читатели брали книги каждого жанра."</text:span><text:span text:style-name="T73"/></text:p>
      <text:p text:style-name="P1"><text:span text:style-name="T73"/></text:p>
      <text:p text:style-name="P1"><text:span text:style-name="T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